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ndPrefixQuery.getSuffix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PrefixQuery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PrefixQuery.suffixToString( StringBuff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PrefixQuery.toStringUn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PrefixQuery.getLucenePrefixTerm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ndPrefixQuery.visitMatchingTerms( IndexReader reader , String fieldName , MatchingTermVisitor mt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rndPrefixQuery.SrndPrefixQuery( String prefix , boolean quoted , char trun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